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51.03pt" svg:height="309.46pt" svg:x="316.09pt" svg:y="3pt">
            <loext:p draw:notify-on-update-of-ranges="Sheet1.A1:Sheet1.A1000 Sheet1.B1:Sheet1.B1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36.2pt" svg:height="305.69pt" svg:x="867.88pt" svg:y="1.5pt">
            <loext:p draw:notify-on-update-of-ranges="Sheet1.A1:Sheet1.A1000 Sheet1.C1:Sheet1.C10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17.46pt" svg:height="246.87pt" svg:x="874.15pt" svg:y="307.28pt">
            <loext:p draw:notify-on-update-of-ranges="Sheet1.A1:Sheet1.A1000 Sheet1.D1:Sheet1.D100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379.04" calcext:value-type="float">
            <text:p>379.04</text:p>
          </table:table-cell>
          <table:table-cell office:value-type="float" office:value="136.16" calcext:value-type="float">
            <text:p>136.16</text:p>
          </table:table-cell>
          <table:table-cell office:value-type="float" office:value="-833.52" calcext:value-type="float">
            <text:p>-833.52</text:p>
          </table:table-cell>
          <table:table-cell table:number-columns-repeated="5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379.96" calcext:value-type="float">
            <text:p>379.96</text:p>
          </table:table-cell>
          <table:table-cell office:value-type="float" office:value="137.08" calcext:value-type="float">
            <text:p>137.08</text:p>
          </table:table-cell>
          <table:table-cell office:value-type="float" office:value="-833.52" calcext:value-type="float">
            <text:p>-833.52</text:p>
          </table:table-cell>
          <table:table-cell table:number-columns-repeated="5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379.04" calcext:value-type="float">
            <text:p>379.04</text:p>
          </table:table-cell>
          <table:table-cell office:value-type="float" office:value="133.4" calcext:value-type="float">
            <text:p>133.4</text:p>
          </table:table-cell>
          <table:table-cell office:value-type="float" office:value="-834.44" calcext:value-type="float">
            <text:p>-834.44</text:p>
          </table:table-cell>
          <table:table-cell table:number-columns-repeated="5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377.2" calcext:value-type="float">
            <text:p>377.2</text:p>
          </table:table-cell>
          <table:table-cell office:value-type="float" office:value="137.08" calcext:value-type="float">
            <text:p>137.08</text:p>
          </table:table-cell>
          <table:table-cell office:value-type="float" office:value="-833.52" calcext:value-type="float">
            <text:p>-833.52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78.12" calcext:value-type="float">
            <text:p>378.12</text:p>
          </table:table-cell>
          <table:table-cell office:value-type="float" office:value="134.32" calcext:value-type="float">
            <text:p>134.32</text:p>
          </table:table-cell>
          <table:table-cell office:value-type="float" office:value="-836.28" calcext:value-type="float">
            <text:p>-836.28</text:p>
          </table:table-cell>
          <table:table-cell table:number-columns-repeated="5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378.12" calcext:value-type="float">
            <text:p>378.12</text:p>
          </table:table-cell>
          <table:table-cell office:value-type="float" office:value="137.08" calcext:value-type="float">
            <text:p>137.08</text:p>
          </table:table-cell>
          <table:table-cell office:value-type="float" office:value="-834.44" calcext:value-type="float">
            <text:p>-834.44</text:p>
          </table:table-cell>
          <table:table-cell table:number-columns-repeated="5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77.2" calcext:value-type="float">
            <text:p>377.2</text:p>
          </table:table-cell>
          <table:table-cell office:value-type="float" office:value="135.24" calcext:value-type="float">
            <text:p>135.24</text:p>
          </table:table-cell>
          <table:table-cell office:value-type="float" office:value="-837.2" calcext:value-type="float">
            <text:p>-837.2</text:p>
          </table:table-cell>
          <table:table-cell table:number-columns-repeated="5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377.2" calcext:value-type="float">
            <text:p>377.2</text:p>
          </table:table-cell>
          <table:table-cell office:value-type="float" office:value="135.24" calcext:value-type="float">
            <text:p>135.24</text:p>
          </table:table-cell>
          <table:table-cell office:value-type="float" office:value="-838.12" calcext:value-type="float">
            <text:p>-838.12</text:p>
          </table:table-cell>
          <table:table-cell table:number-columns-repeated="5"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378.12" calcext:value-type="float">
            <text:p>378.12</text:p>
          </table:table-cell>
          <table:table-cell office:value-type="float" office:value="135.24" calcext:value-type="float">
            <text:p>135.24</text:p>
          </table:table-cell>
          <table:table-cell office:value-type="float" office:value="-837.2" calcext:value-type="float">
            <text:p>-837.2</text:p>
          </table:table-cell>
          <table:table-cell table:number-columns-repeated="5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374.44" calcext:value-type="float">
            <text:p>374.44</text:p>
          </table:table-cell>
          <table:table-cell office:value-type="float" office:value="133.4" calcext:value-type="float">
            <text:p>133.4</text:p>
          </table:table-cell>
          <table:table-cell office:value-type="float" office:value="-831.68" calcext:value-type="float">
            <text:p>-831.68</text:p>
          </table:table-cell>
          <table:table-cell table:number-columns-repeated="5"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378.12" calcext:value-type="float">
            <text:p>378.12</text:p>
          </table:table-cell>
          <table:table-cell office:value-type="float" office:value="137.08" calcext:value-type="float">
            <text:p>137.08</text:p>
          </table:table-cell>
          <table:table-cell office:value-type="float" office:value="-837.2" calcext:value-type="float">
            <text:p>-837.2</text:p>
          </table:table-cell>
          <table:table-cell table:number-columns-repeated="5"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375.36" calcext:value-type="float">
            <text:p>375.36</text:p>
          </table:table-cell>
          <table:table-cell office:value-type="float" office:value="140.76" calcext:value-type="float">
            <text:p>140.76</text:p>
          </table:table-cell>
          <table:table-cell office:value-type="float" office:value="-835.36" calcext:value-type="float">
            <text:p>-835.36</text:p>
          </table:table-cell>
          <table:table-cell table:number-columns-repeated="5"/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377.2" calcext:value-type="float">
            <text:p>377.2</text:p>
          </table:table-cell>
          <table:table-cell office:value-type="float" office:value="138" calcext:value-type="float">
            <text:p>138</text:p>
          </table:table-cell>
          <table:table-cell office:value-type="float" office:value="-833.52" calcext:value-type="float">
            <text:p>-833.52</text:p>
          </table:table-cell>
          <table:table-cell table:number-columns-repeated="5"/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376.28" calcext:value-type="float">
            <text:p>376.28</text:p>
          </table:table-cell>
          <table:table-cell office:value-type="float" office:value="136.16" calcext:value-type="float">
            <text:p>136.16</text:p>
          </table:table-cell>
          <table:table-cell office:value-type="float" office:value="-835.36" calcext:value-type="float">
            <text:p>-835.36</text:p>
          </table:table-cell>
          <table:table-cell table:number-columns-repeated="5"/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377.2" calcext:value-type="float">
            <text:p>377.2</text:p>
          </table:table-cell>
          <table:table-cell office:value-type="float" office:value="135.24" calcext:value-type="float">
            <text:p>135.24</text:p>
          </table:table-cell>
          <table:table-cell office:value-type="float" office:value="-834.44" calcext:value-type="float">
            <text:p>-834.44</text:p>
          </table:table-cell>
          <table:table-cell table:number-columns-repeated="5"/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373.52" calcext:value-type="float">
            <text:p>373.52</text:p>
          </table:table-cell>
          <table:table-cell office:value-type="float" office:value="134.32" calcext:value-type="float">
            <text:p>134.32</text:p>
          </table:table-cell>
          <table:table-cell office:value-type="float" office:value="-834.44" calcext:value-type="float">
            <text:p>-834.44</text:p>
          </table:table-cell>
          <table:table-cell table:number-columns-repeated="5"/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379.04" calcext:value-type="float">
            <text:p>379.04</text:p>
          </table:table-cell>
          <table:table-cell office:value-type="float" office:value="135.24" calcext:value-type="float">
            <text:p>135.24</text:p>
          </table:table-cell>
          <table:table-cell office:value-type="float" office:value="-833.52" calcext:value-type="float">
            <text:p>-833.52</text:p>
          </table:table-cell>
          <table:table-cell table:number-columns-repeated="5"/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375.36" calcext:value-type="float">
            <text:p>375.36</text:p>
          </table:table-cell>
          <table:table-cell office:value-type="float" office:value="134.32" calcext:value-type="float">
            <text:p>134.32</text:p>
          </table:table-cell>
          <table:table-cell office:value-type="float" office:value="-836.28" calcext:value-type="float">
            <text:p>-836.28</text:p>
          </table:table-cell>
          <table:table-cell table:number-columns-repeated="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378.12" calcext:value-type="float">
            <text:p>378.12</text:p>
          </table:table-cell>
          <table:table-cell office:value-type="float" office:value="135.24" calcext:value-type="float">
            <text:p>135.24</text:p>
          </table:table-cell>
          <table:table-cell office:value-type="float" office:value="-833.52" calcext:value-type="float">
            <text:p>-833.52</text:p>
          </table:table-cell>
          <table:table-cell table:number-columns-repeated="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76.28" calcext:value-type="float">
            <text:p>376.28</text:p>
          </table:table-cell>
          <table:table-cell office:value-type="float" office:value="138" calcext:value-type="float">
            <text:p>138</text:p>
          </table:table-cell>
          <table:table-cell office:value-type="float" office:value="-834.44" calcext:value-type="float">
            <text:p>-834.44</text:p>
          </table:table-cell>
          <table:table-cell table:number-columns-repeated="5"/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375.36" calcext:value-type="float">
            <text:p>375.36</text:p>
          </table:table-cell>
          <table:table-cell office:value-type="float" office:value="137.08" calcext:value-type="float">
            <text:p>137.08</text:p>
          </table:table-cell>
          <table:table-cell office:value-type="float" office:value="-833.52" calcext:value-type="float">
            <text:p>-833.52</text:p>
          </table:table-cell>
          <table:table-cell table:number-columns-repeated="5"/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379.96" calcext:value-type="float">
            <text:p>379.96</text:p>
          </table:table-cell>
          <table:table-cell office:value-type="float" office:value="141.68" calcext:value-type="float">
            <text:p>141.68</text:p>
          </table:table-cell>
          <table:table-cell office:value-type="float" office:value="-832.6" calcext:value-type="float">
            <text:p>-832.6</text:p>
          </table:table-cell>
          <table:table-cell table:number-columns-repeated="5"/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375.36" calcext:value-type="float">
            <text:p>375.36</text:p>
          </table:table-cell>
          <table:table-cell office:value-type="float" office:value="140.76" calcext:value-type="float">
            <text:p>140.76</text:p>
          </table:table-cell>
          <table:table-cell office:value-type="float" office:value="-834.44" calcext:value-type="float">
            <text:p>-834.44</text:p>
          </table:table-cell>
          <table:table-cell table:number-columns-repeated="5"/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375.36" calcext:value-type="float">
            <text:p>375.36</text:p>
          </table:table-cell>
          <table:table-cell office:value-type="float" office:value="138.92" calcext:value-type="float">
            <text:p>138.92</text:p>
          </table:table-cell>
          <table:table-cell office:value-type="float" office:value="-836.28" calcext:value-type="float">
            <text:p>-836.28</text:p>
          </table:table-cell>
          <table:table-cell table:number-columns-repeated="5"/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379.04" calcext:value-type="float">
            <text:p>379.04</text:p>
          </table:table-cell>
          <table:table-cell office:value-type="float" office:value="138.92" calcext:value-type="float">
            <text:p>138.92</text:p>
          </table:table-cell>
          <table:table-cell office:value-type="float" office:value="-836.28" calcext:value-type="float">
            <text:p>-836.28</text:p>
          </table:table-cell>
          <table:table-cell table:number-columns-repeated="5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369.84" calcext:value-type="float">
            <text:p>369.84</text:p>
          </table:table-cell>
          <table:table-cell office:value-type="float" office:value="140.76" calcext:value-type="float">
            <text:p>140.76</text:p>
          </table:table-cell>
          <table:table-cell office:value-type="float" office:value="-832.6" calcext:value-type="float">
            <text:p>-832.6</text:p>
          </table:table-cell>
          <table:table-cell table:number-columns-repeated="5"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365.24" calcext:value-type="float">
            <text:p>365.24</text:p>
          </table:table-cell>
          <table:table-cell office:value-type="float" office:value="146.28" calcext:value-type="float">
            <text:p>146.28</text:p>
          </table:table-cell>
          <table:table-cell office:value-type="float" office:value="-829.84" calcext:value-type="float">
            <text:p>-829.84</text:p>
          </table:table-cell>
          <table:table-cell table:number-columns-repeated="5"/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374.44" calcext:value-type="float">
            <text:p>374.44</text:p>
          </table:table-cell>
          <table:table-cell office:value-type="float" office:value="147.2" calcext:value-type="float">
            <text:p>147.2</text:p>
          </table:table-cell>
          <table:table-cell office:value-type="float" office:value="-828.92" calcext:value-type="float">
            <text:p>-828.9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443.44" calcext:value-type="float">
            <text:p>443.44</text:p>
          </table:table-cell>
          <table:table-cell office:value-type="float" office:value="144.44" calcext:value-type="float">
            <text:p>144.44</text:p>
          </table:table-cell>
          <table:table-cell office:value-type="float" office:value="-821.56" calcext:value-type="float">
            <text:p>-821.56</text:p>
          </table:table-cell>
          <table:table-cell table:number-columns-repeated="2"/>
          <table:table-cell table:style-name="ce1" table:formula="of:=AVERAGE([.B1:.B1048575])" office:value-type="float" office:value="379.41375" calcext:value-type="float">
            <text:p>379.41375</text:p>
          </table:table-cell>
          <table:table-cell table:style-name="ce1" table:formula="of:=AVERAGE([.C1:.C1048575])" office:value-type="float" office:value="182.64875" calcext:value-type="float">
            <text:p>182.64875</text:p>
          </table:table-cell>
          <table:table-cell table:formula="of:=SUM([.D1:.D289])/289" office:value-type="float" office:value="-217.734394463668" calcext:value-type="float">
            <text:p>-217.734394463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671.6" calcext:value-type="float">
            <text:p>671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-680.8" calcext:value-type="float">
            <text:p>-680.8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24.04" calcext:value-type="float">
            <text:p>724.04</text:p>
          </table:table-cell>
          <table:table-cell office:value-type="float" office:value="157.32" calcext:value-type="float">
            <text:p>157.32</text:p>
          </table:table-cell>
          <table:table-cell office:value-type="float" office:value="-604.44" calcext:value-type="float">
            <text:p>-604.44</text:p>
          </table:table-cell>
          <table:table-cell table:number-columns-repeated="5"/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736" calcext:value-type="float">
            <text:p>736</text:p>
          </table:table-cell>
          <table:table-cell office:value-type="float" office:value="157.32" calcext:value-type="float">
            <text:p>157.32</text:p>
          </table:table-cell>
          <table:table-cell office:value-type="float" office:value="-581.44" calcext:value-type="float">
            <text:p>-581.44</text:p>
          </table:table-cell>
          <table:table-cell table:number-columns-repeated="5"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753.48" calcext:value-type="float">
            <text:p>753.48</text:p>
          </table:table-cell>
          <table:table-cell office:value-type="float" office:value="161" calcext:value-type="float">
            <text:p>161</text:p>
          </table:table-cell>
          <table:table-cell office:value-type="float" office:value="-552" calcext:value-type="float">
            <text:p>-552</text:p>
          </table:table-cell>
          <table:table-cell table:number-columns-repeated="5"/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761.76" calcext:value-type="float">
            <text:p>761.76</text:p>
          </table:table-cell>
          <table:table-cell office:value-type="float" office:value="171.12" calcext:value-type="float">
            <text:p>171.12</text:p>
          </table:table-cell>
          <table:table-cell office:value-type="float" office:value="-499.56" calcext:value-type="float">
            <text:p>-499.56</text:p>
          </table:table-cell>
          <table:table-cell table:number-columns-repeated="5"/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762.68" calcext:value-type="float">
            <text:p>762.68</text:p>
          </table:table-cell>
          <table:table-cell office:value-type="float" office:value="176.64" calcext:value-type="float">
            <text:p>176.64</text:p>
          </table:table-cell>
          <table:table-cell office:value-type="float" office:value="-469.2" calcext:value-type="float">
            <text:p>-469.2</text:p>
          </table:table-cell>
          <table:table-cell table:number-columns-repeated="5"/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759" calcext:value-type="float">
            <text:p>759</text:p>
          </table:table-cell>
          <table:table-cell office:value-type="float" office:value="190.44" calcext:value-type="float">
            <text:p>190.44</text:p>
          </table:table-cell>
          <table:table-cell office:value-type="float" office:value="-419.52" calcext:value-type="float">
            <text:p>-419.52</text:p>
          </table:table-cell>
          <table:table-cell table:number-columns-repeated="5"/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758.08" calcext:value-type="float">
            <text:p>758.08</text:p>
          </table:table-cell>
          <table:table-cell office:value-type="float" office:value="187.68" calcext:value-type="float">
            <text:p>187.68</text:p>
          </table:table-cell>
          <table:table-cell office:value-type="float" office:value="-387.32" calcext:value-type="float">
            <text:p>-387.32</text:p>
          </table:table-cell>
          <table:table-cell table:number-columns-repeated="5"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752.56" calcext:value-type="float">
            <text:p>752.56</text:p>
          </table:table-cell>
          <table:table-cell office:value-type="float" office:value="186.76" calcext:value-type="float">
            <text:p>186.76</text:p>
          </table:table-cell>
          <table:table-cell office:value-type="float" office:value="-335.8" calcext:value-type="float">
            <text:p>-335.8</text:p>
          </table:table-cell>
          <table:table-cell table:number-columns-repeated="5"/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744.28" calcext:value-type="float">
            <text:p>744.28</text:p>
          </table:table-cell>
          <table:table-cell office:value-type="float" office:value="189.52" calcext:value-type="float">
            <text:p>189.52</text:p>
          </table:table-cell>
          <table:table-cell office:value-type="float" office:value="-322" calcext:value-type="float">
            <text:p>-322</text:p>
          </table:table-cell>
          <table:table-cell table:number-columns-repeated="5"/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736.92" calcext:value-type="float">
            <text:p>736.92</text:p>
          </table:table-cell>
          <table:table-cell office:value-type="float" office:value="187.68" calcext:value-type="float">
            <text:p>187.68</text:p>
          </table:table-cell>
          <table:table-cell office:value-type="float" office:value="-303.6" calcext:value-type="float">
            <text:p>-303.6</text:p>
          </table:table-cell>
          <table:table-cell table:number-columns-repeated="5"/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724.04" calcext:value-type="float">
            <text:p>724.04</text:p>
          </table:table-cell>
          <table:table-cell office:value-type="float" office:value="195.96" calcext:value-type="float">
            <text:p>195.96</text:p>
          </table:table-cell>
          <table:table-cell office:value-type="float" office:value="-273.24" calcext:value-type="float">
            <text:p>-273.24</text:p>
          </table:table-cell>
          <table:table-cell table:number-columns-repeated="5"/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720.36" calcext:value-type="float">
            <text:p>720.36</text:p>
          </table:table-cell>
          <table:table-cell office:value-type="float" office:value="190.44" calcext:value-type="float">
            <text:p>190.44</text:p>
          </table:table-cell>
          <table:table-cell office:value-type="float" office:value="-261.28" calcext:value-type="float">
            <text:p>-261.28</text:p>
          </table:table-cell>
          <table:table-cell table:number-columns-repeated="5"/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713" calcext:value-type="float">
            <text:p>713</text:p>
          </table:table-cell>
          <table:table-cell office:value-type="float" office:value="195.04" calcext:value-type="float">
            <text:p>195.04</text:p>
          </table:table-cell>
          <table:table-cell office:value-type="float" office:value="-245.64" calcext:value-type="float">
            <text:p>-245.64</text:p>
          </table:table-cell>
          <table:table-cell table:number-columns-repeated="5"/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707.48" calcext:value-type="float">
            <text:p>707.48</text:p>
          </table:table-cell>
          <table:table-cell office:value-type="float" office:value="197.8" calcext:value-type="float">
            <text:p>197.8</text:p>
          </table:table-cell>
          <table:table-cell office:value-type="float" office:value="-246.56" calcext:value-type="float">
            <text:p>-246.56</text:p>
          </table:table-cell>
          <table:table-cell table:number-columns-repeated="5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699.2" calcext:value-type="float">
            <text:p>699.2</text:p>
          </table:table-cell>
          <table:table-cell office:value-type="float" office:value="202.4" calcext:value-type="float">
            <text:p>202.4</text:p>
          </table:table-cell>
          <table:table-cell office:value-type="float" office:value="-241.04" calcext:value-type="float">
            <text:p>-241.04</text:p>
          </table:table-cell>
          <table:table-cell table:number-columns-repeated="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700.12" calcext:value-type="float">
            <text:p>700.12</text:p>
          </table:table-cell>
          <table:table-cell office:value-type="float" office:value="205.16" calcext:value-type="float">
            <text:p>205.16</text:p>
          </table:table-cell>
          <table:table-cell office:value-type="float" office:value="-237.36" calcext:value-type="float">
            <text:p>-237.36</text:p>
          </table:table-cell>
          <table:table-cell table:number-columns-repeated="5"/>
        </table:table-row>
        <table:table-row table:style-name="ro1">
          <table:table-cell office:value-type="float" office:value="4.99" calcext:value-type="float">
            <text:p>4.99</text:p>
          </table:table-cell>
          <table:table-cell office:value-type="float" office:value="702.88" calcext:value-type="float">
            <text:p>702.88</text:p>
          </table:table-cell>
          <table:table-cell office:value-type="float" office:value="201.48" calcext:value-type="float">
            <text:p>201.48</text:p>
          </table:table-cell>
          <table:table-cell office:value-type="float" office:value="-240.12" calcext:value-type="float">
            <text:p>-240.12</text:p>
          </table:table-cell>
          <table:table-cell table:number-columns-repeated="5"/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724.04" calcext:value-type="float">
            <text:p>724.04</text:p>
          </table:table-cell>
          <table:table-cell office:value-type="float" office:value="194.12" calcext:value-type="float">
            <text:p>194.12</text:p>
          </table:table-cell>
          <table:table-cell office:value-type="float" office:value="-272.32" calcext:value-type="float">
            <text:p>-272.32</text:p>
          </table:table-cell>
          <table:table-cell table:number-columns-repeated="5"/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735.08" calcext:value-type="float">
            <text:p>735.08</text:p>
          </table:table-cell>
          <table:table-cell office:value-type="float" office:value="190.44" calcext:value-type="float">
            <text:p>190.44</text:p>
          </table:table-cell>
          <table:table-cell office:value-type="float" office:value="-287.04" calcext:value-type="float">
            <text:p>-287.04</text:p>
          </table:table-cell>
          <table:table-cell table:number-columns-repeated="5"/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742.44" calcext:value-type="float">
            <text:p>742.44</text:p>
          </table:table-cell>
          <table:table-cell office:value-type="float" office:value="192.28" calcext:value-type="float">
            <text:p>192.28</text:p>
          </table:table-cell>
          <table:table-cell office:value-type="float" office:value="-310.04" calcext:value-type="float">
            <text:p>-310.04</text:p>
          </table:table-cell>
          <table:table-cell table:number-columns-repeated="5"/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751.64" calcext:value-type="float">
            <text:p>751.64</text:p>
          </table:table-cell>
          <table:table-cell office:value-type="float" office:value="195.96" calcext:value-type="float">
            <text:p>195.96</text:p>
          </table:table-cell>
          <table:table-cell office:value-type="float" office:value="-359.72" calcext:value-type="float">
            <text:p>-359.72</text:p>
          </table:table-cell>
          <table:table-cell table:number-columns-repeated="5"/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755.32" calcext:value-type="float">
            <text:p>755.32</text:p>
          </table:table-cell>
          <table:table-cell office:value-type="float" office:value="197.8" calcext:value-type="float">
            <text:p>197.8</text:p>
          </table:table-cell>
          <table:table-cell office:value-type="float" office:value="-406.64" calcext:value-type="float">
            <text:p>-406.64</text:p>
          </table:table-cell>
          <table:table-cell table:number-columns-repeated="5"/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764.52" calcext:value-type="float">
            <text:p>764.52</text:p>
          </table:table-cell>
          <table:table-cell office:value-type="float" office:value="173.88" calcext:value-type="float">
            <text:p>173.88</text:p>
          </table:table-cell>
          <table:table-cell office:value-type="float" office:value="-462.76" calcext:value-type="float">
            <text:p>-462.76</text:p>
          </table:table-cell>
          <table:table-cell table:number-columns-repeated="5"/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755.32" calcext:value-type="float">
            <text:p>755.32</text:p>
          </table:table-cell>
          <table:table-cell office:value-type="float" office:value="165.6" calcext:value-type="float">
            <text:p>165.6</text:p>
          </table:table-cell>
          <table:table-cell office:value-type="float" office:value="-528.08" calcext:value-type="float">
            <text:p>-528.08</text:p>
          </table:table-cell>
          <table:table-cell table:number-columns-repeated="5"/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745.2" calcext:value-type="float">
            <text:p>745.2</text:p>
          </table:table-cell>
          <table:table-cell office:value-type="float" office:value="148.12" calcext:value-type="float">
            <text:p>148.12</text:p>
          </table:table-cell>
          <table:table-cell office:value-type="float" office:value="-569.48" calcext:value-type="float">
            <text:p>-569.48</text:p>
          </table:table-cell>
          <table:table-cell table:number-columns-repeated="5"/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666.08" calcext:value-type="float">
            <text:p>666.08</text:p>
          </table:table-cell>
          <table:table-cell office:value-type="float" office:value="135.24" calcext:value-type="float">
            <text:p>135.24</text:p>
          </table:table-cell>
          <table:table-cell office:value-type="float" office:value="-694.6" calcext:value-type="float">
            <text:p>-694.6</text:p>
          </table:table-cell>
          <table:table-cell table:number-columns-repeated="5"/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631.12" calcext:value-type="float">
            <text:p>631.12</text:p>
          </table:table-cell>
          <table:table-cell office:value-type="float" office:value="127.88" calcext:value-type="float">
            <text:p>127.88</text:p>
          </table:table-cell>
          <table:table-cell office:value-type="float" office:value="-728.64" calcext:value-type="float">
            <text:p>-728.64</text:p>
          </table:table-cell>
          <table:table-cell table:number-columns-repeated="5"/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531.76" calcext:value-type="float">
            <text:p>531.76</text:p>
          </table:table-cell>
          <table:table-cell office:value-type="float" office:value="123.28" calcext:value-type="float">
            <text:p>123.28</text:p>
          </table:table-cell>
          <table:table-cell office:value-type="float" office:value="-793.96" calcext:value-type="float">
            <text:p>-793.96</text:p>
          </table:table-cell>
          <table:table-cell table:number-columns-repeated="5"/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469.2" calcext:value-type="float">
            <text:p>469.2</text:p>
          </table:table-cell>
          <table:table-cell office:value-type="float" office:value="127.88" calcext:value-type="float">
            <text:p>127.88</text:p>
          </table:table-cell>
          <table:table-cell office:value-type="float" office:value="-817.88" calcext:value-type="float">
            <text:p>-817.88</text:p>
          </table:table-cell>
          <table:table-cell table:number-columns-repeated="5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415.84" calcext:value-type="float">
            <text:p>415.84</text:p>
          </table:table-cell>
          <table:table-cell office:value-type="float" office:value="115.92" calcext:value-type="float">
            <text:p>115.92</text:p>
          </table:table-cell>
          <table:table-cell office:value-type="float" office:value="-829.84" calcext:value-type="float">
            <text:p>-829.8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230.92" calcext:value-type="float">
            <text:p>230.92</text:p>
          </table:table-cell>
          <table:table-cell office:value-type="float" office:value="115" calcext:value-type="float">
            <text:p>115</text:p>
          </table:table-cell>
          <table:table-cell office:value-type="float" office:value="-839.04" calcext:value-type="float">
            <text:p>-839.04</text:p>
          </table:table-cell>
          <table:table-cell table:number-columns-repeated="5"/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87.4" calcext:value-type="float">
            <text:p>87.4</text:p>
          </table:table-cell>
          <table:table-cell office:value-type="float" office:value="146.28" calcext:value-type="float">
            <text:p>146.28</text:p>
          </table:table-cell>
          <table:table-cell office:value-type="float" office:value="-793.04" calcext:value-type="float">
            <text:p>-793.04</text:p>
          </table:table-cell>
          <table:table-cell table:number-columns-repeated="5"/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30.36" calcext:value-type="float">
            <text:p>30.36</text:p>
          </table:table-cell>
          <table:table-cell office:value-type="float" office:value="163.76" calcext:value-type="float">
            <text:p>163.76</text:p>
          </table:table-cell>
          <table:table-cell office:value-type="float" office:value="-758.08" calcext:value-type="float">
            <text:p>-758.08</text:p>
          </table:table-cell>
          <table:table-cell table:number-columns-repeated="5"/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-18.4" calcext:value-type="float">
            <text:p>-18.4</text:p>
          </table:table-cell>
          <table:table-cell office:value-type="float" office:value="182.16" calcext:value-type="float">
            <text:p>182.16</text:p>
          </table:table-cell>
          <table:table-cell office:value-type="float" office:value="-718.52" calcext:value-type="float">
            <text:p>-718.52</text:p>
          </table:table-cell>
          <table:table-cell table:number-columns-repeated="5"/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-85.56" calcext:value-type="float">
            <text:p>-85.56</text:p>
          </table:table-cell>
          <table:table-cell office:value-type="float" office:value="204.24" calcext:value-type="float">
            <text:p>204.24</text:p>
          </table:table-cell>
          <table:table-cell office:value-type="float" office:value="-644.92" calcext:value-type="float">
            <text:p>-644.92</text:p>
          </table:table-cell>
          <table:table-cell table:number-columns-repeated="5"/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-107.64" calcext:value-type="float">
            <text:p>-107.64</text:p>
          </table:table-cell>
          <table:table-cell office:value-type="float" office:value="208.84" calcext:value-type="float">
            <text:p>208.84</text:p>
          </table:table-cell>
          <table:table-cell office:value-type="float" office:value="-611.8" calcext:value-type="float">
            <text:p>-611.8</text:p>
          </table:table-cell>
          <table:table-cell table:number-columns-repeated="5"/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-136.16" calcext:value-type="float">
            <text:p>-136.16</text:p>
          </table:table-cell>
          <table:table-cell office:value-type="float" office:value="225.4" calcext:value-type="float">
            <text:p>225.4</text:p>
          </table:table-cell>
          <table:table-cell office:value-type="float" office:value="-547.4" calcext:value-type="float">
            <text:p>-547.4</text:p>
          </table:table-cell>
          <table:table-cell table:number-columns-repeated="5"/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-142.6" calcext:value-type="float">
            <text:p>-142.6</text:p>
          </table:table-cell>
          <table:table-cell office:value-type="float" office:value="241.96" calcext:value-type="float">
            <text:p>241.96</text:p>
          </table:table-cell>
          <table:table-cell office:value-type="float" office:value="-516.12" calcext:value-type="float">
            <text:p>-516.12</text:p>
          </table:table-cell>
          <table:table-cell table:number-columns-repeated="5"/>
        </table:table-row>
        <table:table-row table:style-name="ro1">
          <table:table-cell office:value-type="float" office:value="7.13" calcext:value-type="float">
            <text:p>7.13</text:p>
          </table:table-cell>
          <table:table-cell office:value-type="float" office:value="-133.4" calcext:value-type="float">
            <text:p>-133.4</text:p>
          </table:table-cell>
          <table:table-cell office:value-type="float" office:value="270.48" calcext:value-type="float">
            <text:p>270.48</text:p>
          </table:table-cell>
          <table:table-cell office:value-type="float" office:value="-487.6" calcext:value-type="float">
            <text:p>-487.6</text:p>
          </table:table-cell>
          <table:table-cell table:number-columns-repeated="5"/>
        </table:table-row>
        <table:table-row table:style-name="ro1">
          <table:table-cell office:value-type="float" office:value="7.23" calcext:value-type="float">
            <text:p>7.23</text:p>
          </table:table-cell>
          <table:table-cell office:value-type="float" office:value="-124.2" calcext:value-type="float">
            <text:p>-124.2</text:p>
          </table:table-cell>
          <table:table-cell office:value-type="float" office:value="285.2" calcext:value-type="float">
            <text:p>285.2</text:p>
          </table:table-cell>
          <table:table-cell office:value-type="float" office:value="-464.6" calcext:value-type="float">
            <text:p>-464.6</text:p>
          </table:table-cell>
          <table:table-cell table:number-columns-repeated="5"/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-119.6" calcext:value-type="float">
            <text:p>-119.6</text:p>
          </table:table-cell>
          <table:table-cell office:value-type="float" office:value="297.16" calcext:value-type="float">
            <text:p>297.16</text:p>
          </table:table-cell>
          <table:table-cell office:value-type="float" office:value="-446.2" calcext:value-type="float">
            <text:p>-446.2</text:p>
          </table:table-cell>
          <table:table-cell table:number-columns-repeated="5"/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-113.16" calcext:value-type="float">
            <text:p>-113.16</text:p>
          </table:table-cell>
          <table:table-cell office:value-type="float" office:value="310.04" calcext:value-type="float">
            <text:p>310.04</text:p>
          </table:table-cell>
          <table:table-cell office:value-type="float" office:value="-424.12" calcext:value-type="float">
            <text:p>-424.12</text:p>
          </table:table-cell>
          <table:table-cell table:number-columns-repeated="5"/>
        </table:table-row>
        <table:table-row table:style-name="ro1">
          <table:table-cell office:value-type="float" office:value="7.51" calcext:value-type="float">
            <text:p>7.51</text:p>
          </table:table-cell>
          <table:table-cell office:value-type="float" office:value="-109.48" calcext:value-type="float">
            <text:p>-109.48</text:p>
          </table:table-cell>
          <table:table-cell office:value-type="float" office:value="312.8" calcext:value-type="float">
            <text:p>312.8</text:p>
          </table:table-cell>
          <table:table-cell office:value-type="float" office:value="-419.52" calcext:value-type="float">
            <text:p>-419.52</text:p>
          </table:table-cell>
          <table:table-cell table:number-columns-repeated="5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-122.36" calcext:value-type="float">
            <text:p>-122.36</text:p>
          </table:table-cell>
          <table:table-cell office:value-type="float" office:value="299.92" calcext:value-type="float">
            <text:p>299.92</text:p>
          </table:table-cell>
          <table:table-cell office:value-type="float" office:value="-436.08" calcext:value-type="float">
            <text:p>-436.08</text:p>
          </table:table-cell>
          <table:table-cell table:number-columns-repeated="5"/>
        </table:table-row>
        <table:table-row table:style-name="ro1">
          <table:table-cell office:value-type="float" office:value="7.69" calcext:value-type="float">
            <text:p>7.69</text:p>
          </table:table-cell>
          <table:table-cell office:value-type="float" office:value="-121.44" calcext:value-type="float">
            <text:p>-121.44</text:p>
          </table:table-cell>
          <table:table-cell office:value-type="float" office:value="287.04" calcext:value-type="float">
            <text:p>287.04</text:p>
          </table:table-cell>
          <table:table-cell office:value-type="float" office:value="-472.88" calcext:value-type="float">
            <text:p>-472.88</text:p>
          </table:table-cell>
          <table:table-cell table:number-columns-repeated="5"/>
        </table:table-row>
        <table:table-row table:style-name="ro1">
          <table:table-cell office:value-type="float" office:value="7.78" calcext:value-type="float">
            <text:p>7.78</text:p>
          </table:table-cell>
          <table:table-cell office:value-type="float" office:value="-115" calcext:value-type="float">
            <text:p>-115</text:p>
          </table:table-cell>
          <table:table-cell office:value-type="float" office:value="278.76" calcext:value-type="float">
            <text:p>278.76</text:p>
          </table:table-cell>
          <table:table-cell office:value-type="float" office:value="-515.2" calcext:value-type="float">
            <text:p>-515.2</text:p>
          </table:table-cell>
          <table:table-cell table:number-columns-repeated="5"/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-71.76" calcext:value-type="float">
            <text:p>-71.76</text:p>
          </table:table-cell>
          <table:table-cell office:value-type="float" office:value="259.44" calcext:value-type="float">
            <text:p>259.44</text:p>
          </table:table-cell>
          <table:table-cell office:value-type="float" office:value="-612.72" calcext:value-type="float">
            <text:p>-612.72</text:p>
          </table:table-cell>
          <table:table-cell table:number-columns-repeated="5"/>
        </table:table-row>
        <table:table-row table:style-name="ro1">
          <table:table-cell office:value-type="float" office:value="7.97" calcext:value-type="float">
            <text:p>7.97</text:p>
          </table:table-cell>
          <table:table-cell office:value-type="float" office:value="-47.84" calcext:value-type="float">
            <text:p>-47.84</text:p>
          </table:table-cell>
          <table:table-cell office:value-type="float" office:value="245.64" calcext:value-type="float">
            <text:p>245.64</text:p>
          </table:table-cell>
          <table:table-cell office:value-type="float" office:value="-650.44" calcext:value-type="float">
            <text:p>-650.44</text:p>
          </table:table-cell>
          <table:table-cell table:number-columns-repeated="5"/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33.12" calcext:value-type="float">
            <text:p>33.12</text:p>
          </table:table-cell>
          <table:table-cell office:value-type="float" office:value="231.84" calcext:value-type="float">
            <text:p>231.84</text:p>
          </table:table-cell>
          <table:table-cell office:value-type="float" office:value="-730.48" calcext:value-type="float">
            <text:p>-730.48</text:p>
          </table:table-cell>
          <table:table-cell table:number-columns-repeated="5"/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73.6" calcext:value-type="float">
            <text:p>73.6</text:p>
          </table:table-cell>
          <table:table-cell office:value-type="float" office:value="228.16" calcext:value-type="float">
            <text:p>228.16</text:p>
          </table:table-cell>
          <table:table-cell office:value-type="float" office:value="-752.56" calcext:value-type="float">
            <text:p>-752.56</text:p>
          </table:table-cell>
          <table:table-cell table:number-columns-repeated="5"/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122.36" calcext:value-type="float">
            <text:p>122.36</text:p>
          </table:table-cell>
          <table:table-cell office:value-type="float" office:value="229.08" calcext:value-type="float">
            <text:p>229.08</text:p>
          </table:table-cell>
          <table:table-cell office:value-type="float" office:value="-772.8" calcext:value-type="float">
            <text:p>-772.8</text:p>
          </table:table-cell>
          <table:table-cell table:number-columns-repeated="5"/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185.84" calcext:value-type="float">
            <text:p>185.84</text:p>
          </table:table-cell>
          <table:table-cell office:value-type="float" office:value="218.04" calcext:value-type="float">
            <text:p>218.04</text:p>
          </table:table-cell>
          <table:table-cell office:value-type="float" office:value="-793.96" calcext:value-type="float">
            <text:p>-793.96</text:p>
          </table:table-cell>
          <table:table-cell table:number-columns-repeated="5"/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223.56" calcext:value-type="float">
            <text:p>223.56</text:p>
          </table:table-cell>
          <table:table-cell office:value-type="float" office:value="212.52" calcext:value-type="float">
            <text:p>212.52</text:p>
          </table:table-cell>
          <table:table-cell office:value-type="float" office:value="-805.92" calcext:value-type="float">
            <text:p>-805.92</text:p>
          </table:table-cell>
          <table:table-cell table:number-columns-repeated="5"/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275.08" calcext:value-type="float">
            <text:p>275.08</text:p>
          </table:table-cell>
          <table:table-cell office:value-type="float" office:value="205.16" calcext:value-type="float">
            <text:p>205.16</text:p>
          </table:table-cell>
          <table:table-cell office:value-type="float" office:value="-815.12" calcext:value-type="float">
            <text:p>-815.12</text:p>
          </table:table-cell>
          <table:table-cell table:number-columns-repeated="5"/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300.84" calcext:value-type="float">
            <text:p>300.84</text:p>
          </table:table-cell>
          <table:table-cell office:value-type="float" office:value="200.56" calcext:value-type="float">
            <text:p>200.56</text:p>
          </table:table-cell>
          <table:table-cell office:value-type="float" office:value="-816.96" calcext:value-type="float">
            <text:p>-816.96</text:p>
          </table:table-cell>
          <table:table-cell table:number-columns-repeated="5"/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318.32" calcext:value-type="float">
            <text:p>318.32</text:p>
          </table:table-cell>
          <table:table-cell office:value-type="float" office:value="200.56" calcext:value-type="float">
            <text:p>200.56</text:p>
          </table:table-cell>
          <table:table-cell office:value-type="float" office:value="-816.04" calcext:value-type="float">
            <text:p>-816.04</text:p>
          </table:table-cell>
          <table:table-cell table:number-columns-repeated="5"/>
        </table:table-row>
        <table:table-row table:style-name="ro1">
          <table:table-cell office:value-type="float" office:value="8.81" calcext:value-type="float">
            <text:p>8.81</text:p>
          </table:table-cell>
          <table:table-cell office:value-type="float" office:value="321.08" calcext:value-type="float">
            <text:p>321.08</text:p>
          </table:table-cell>
          <table:table-cell office:value-type="float" office:value="206.08" calcext:value-type="float">
            <text:p>206.08</text:p>
          </table:table-cell>
          <table:table-cell office:value-type="float" office:value="-811.44" calcext:value-type="float">
            <text:p>-811.44</text:p>
          </table:table-cell>
          <table:table-cell table:number-columns-repeated="5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321.08" calcext:value-type="float">
            <text:p>321.08</text:p>
          </table:table-cell>
          <table:table-cell office:value-type="float" office:value="205.16" calcext:value-type="float">
            <text:p>205.16</text:p>
          </table:table-cell>
          <table:table-cell office:value-type="float" office:value="-811.44" calcext:value-type="float">
            <text:p>-811.44</text:p>
          </table:table-cell>
          <table:table-cell table:number-columns-repeated="5"/>
        </table:table-row>
        <table:table-row table:style-name="ro1">
          <table:table-cell office:value-type="float" office:value="8.99" calcext:value-type="float">
            <text:p>8.99</text:p>
          </table:table-cell>
          <table:table-cell office:value-type="float" office:value="320.16" calcext:value-type="float">
            <text:p>320.16</text:p>
          </table:table-cell>
          <table:table-cell office:value-type="float" office:value="214.36" calcext:value-type="float">
            <text:p>214.36</text:p>
          </table:table-cell>
          <table:table-cell office:value-type="float" office:value="-810.52" calcext:value-type="float">
            <text:p>-810.52</text:p>
          </table:table-cell>
          <table:table-cell table:number-columns-repeated="5"/>
        </table:table-row>
        <table:table-row table:style-name="ro1">
          <table:table-cell office:value-type="float" office:value="9.09" calcext:value-type="float">
            <text:p>9.09</text:p>
          </table:table-cell>
          <table:table-cell office:value-type="float" office:value="323.84" calcext:value-type="float">
            <text:p>323.84</text:p>
          </table:table-cell>
          <table:table-cell office:value-type="float" office:value="211.6" calcext:value-type="float">
            <text:p>211.6</text:p>
          </table:table-cell>
          <table:table-cell office:value-type="float" office:value="-810.52" calcext:value-type="float">
            <text:p>-810.52</text:p>
          </table:table-cell>
          <table:table-cell table:number-columns-repeated="5"/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323.84" calcext:value-type="float">
            <text:p>323.84</text:p>
          </table:table-cell>
          <table:table-cell office:value-type="float" office:value="212.52" calcext:value-type="float">
            <text:p>212.52</text:p>
          </table:table-cell>
          <table:table-cell office:value-type="float" office:value="-810.52" calcext:value-type="float">
            <text:p>-810.52</text:p>
          </table:table-cell>
          <table:table-cell table:number-columns-repeated="5"/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333.04" calcext:value-type="float">
            <text:p>333.04</text:p>
          </table:table-cell>
          <table:table-cell office:value-type="float" office:value="208.84" calcext:value-type="float">
            <text:p>208.84</text:p>
          </table:table-cell>
          <table:table-cell office:value-type="float" office:value="-810.52" calcext:value-type="float">
            <text:p>-810.52</text:p>
          </table:table-cell>
          <table:table-cell table:number-columns-repeated="5"/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335.8" calcext:value-type="float">
            <text:p>335.8</text:p>
          </table:table-cell>
          <table:table-cell office:value-type="float" office:value="206.08" calcext:value-type="float">
            <text:p>206.08</text:p>
          </table:table-cell>
          <table:table-cell office:value-type="float" office:value="-810.52" calcext:value-type="float">
            <text:p>-810.52</text:p>
          </table:table-cell>
          <table:table-cell table:number-columns-repeated="5"/>
        </table:table-row>
        <table:table-row table:style-name="ro1">
          <table:table-cell office:value-type="float" office:value="9.46" calcext:value-type="float">
            <text:p>9.46</text:p>
          </table:table-cell>
          <table:table-cell office:value-type="float" office:value="344.08" calcext:value-type="float">
            <text:p>344.08</text:p>
          </table:table-cell>
          <table:table-cell office:value-type="float" office:value="204.24" calcext:value-type="float">
            <text:p>204.24</text:p>
          </table:table-cell>
          <table:table-cell office:value-type="float" office:value="-813.28" calcext:value-type="float">
            <text:p>-813.28</text:p>
          </table:table-cell>
          <table:table-cell table:number-columns-repeated="5"/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345" calcext:value-type="float">
            <text:p>345</text:p>
          </table:table-cell>
          <table:table-cell office:value-type="float" office:value="205.16" calcext:value-type="float">
            <text:p>205.16</text:p>
          </table:table-cell>
          <table:table-cell office:value-type="float" office:value="-813.28" calcext:value-type="float">
            <text:p>-813.28</text:p>
          </table:table-cell>
          <table:table-cell table:number-columns-repeated="5"/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345" calcext:value-type="float">
            <text:p>345</text:p>
          </table:table-cell>
          <table:table-cell office:value-type="float" office:value="206.08" calcext:value-type="float">
            <text:p>206.08</text:p>
          </table:table-cell>
          <table:table-cell office:value-type="float" office:value="-815.12" calcext:value-type="float">
            <text:p>-815.12</text:p>
          </table:table-cell>
          <table:table-cell table:number-columns-repeated="5"/>
        </table:table-row>
        <table:table-row table:style-name="ro1" table:number-rows-repeated="1048477">
          <table:table-cell table:number-columns-repeated="9"/>
        </table:table-row>
        <table:table-row table:style-name="ro1">
          <table:table-cell/>
          <table:table-cell table:formula="of:=AVERAGE([.B1:.B1048575])" office:value-type="float" office:value="379.41375" calcext:value-type="float">
            <text:p>379.41375</text:p>
          </table:table-cell>
          <table:table-cell/>
          <table:table-cell table:formula="of:=SUM([.D1:.D289])" office:value-type="float" office:value="-62925.24" calcext:value-type="float">
            <text:p>-62925.2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12:30:40.3460567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8:21:45.502678810</meta:creation-date>
    <dc:date>2016-11-23T15:20:28.273669522</dc:date>
    <meta:editing-duration>PT18H18M47S</meta:editing-duration>
    <meta:editing-cycles>5</meta:editing-cycles>
    <meta:generator>LibreOffice/5.1.4.2$Linux_X86_64 LibreOffice_project/f99d75f39f1c57ebdd7ffc5f42867c12031db97a</meta:generator>
    <meta:document-statistic meta:table-count="1" meta:cell-count="39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chart-properties loext:regression-name="Bias Change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c5000b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44cm" svg:height="10.918cm" xlink:href=".." xlink:type="simple" chart:class="chart:scatter" chart:style-name="ch1">
        <chart:title svg:x="8.036cm" svg:y="0.354cm" chart:style-name="ch2">
          <text:p>Magnetometer 1</text:p>
        </chart:title>
        <chart:legend svg:x="2.033cm" svg:y="0.416cm" style:legend-expansion="custom" chartooo:width="2.616cm" chartooo:height="0.598cm" style:legend-expansion-aspect-ratio="4.37458193979933" chart:style-name="ch3"/>
        <chart:plot-area chart:style-name="ch4" table:cell-range-address="Sheet1.A1:Sheet1.B1000" chart:data-source-has-labels="row" svg:x="0.527cm" svg:y="1.151cm" svg:width="18.896cm" svg:height="8.623cm">
          <chartooo:coordinate-region svg:x="1.519cm" svg:y="1.35cm" svg:width="17.717cm" svg:height="8.2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000" loext:label-string="x.axis" chart:class="chart:scatter">
            <chart:domain table:cell-range-address="Sheet1.A1:Sheet1.A1000"/>
            <chart:regression-curve chart:style-name="ch8"/>
            <chart:regression-curve chart:style-name="ch9">
              <chart:equation chart:display-equation="true" chart:display-r-square="false" svg:x="13.144cm" svg:y="1.546cm"/>
            </chart:regression-curve>
            <chart:data-point chart:repeated="103"/>
            <chart:data-point chart:style-name="ch10"/>
            <chart:data-point chart:repeated="89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.axi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">
                <text:p>0.43</text:p>
                <draw:g>
                  <svg:desc>Sheet1.A1:Sheet1.A1000</svg:desc>
                </draw:g>
              </table:table-cell>
              <table:table-cell office:value-type="float" office:value="379.04">
                <text:p>379.04</text:p>
                <draw:g>
                  <svg:desc>Sheet1.B1:Sheet1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">
                <text:p>0.52</text:p>
              </table:table-cell>
              <table:table-cell office:value-type="float" office:value="379.96">
                <text:p>379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1">
                <text:p>0.61</text:p>
              </table:table-cell>
              <table:table-cell office:value-type="float" office:value="379.04">
                <text:p>379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1">
                <text:p>0.71</text:p>
              </table:table-cell>
              <table:table-cell office:value-type="float" office:value="377.2">
                <text:p>37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378.12">
                <text:p>378.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">
                <text:p>0.89</text:p>
              </table:table-cell>
              <table:table-cell office:value-type="float" office:value="378.12">
                <text:p>378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">
                <text:p>0.98</text:p>
              </table:table-cell>
              <table:table-cell office:value-type="float" office:value="377.2">
                <text:p>377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8">
                <text:p>1.08</text:p>
              </table:table-cell>
              <table:table-cell office:value-type="float" office:value="377.2">
                <text:p>377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7">
                <text:p>1.17</text:p>
              </table:table-cell>
              <table:table-cell office:value-type="float" office:value="378.12">
                <text:p>378.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6">
                <text:p>1.26</text:p>
              </table:table-cell>
              <table:table-cell office:value-type="float" office:value="374.44">
                <text:p>374.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6">
                <text:p>1.36</text:p>
              </table:table-cell>
              <table:table-cell office:value-type="float" office:value="378.12">
                <text:p>378.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5">
                <text:p>1.45</text:p>
              </table:table-cell>
              <table:table-cell office:value-type="float" office:value="375.36">
                <text:p>375.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4">
                <text:p>1.54</text:p>
              </table:table-cell>
              <table:table-cell office:value-type="float" office:value="377.2">
                <text:p>377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4">
                <text:p>1.64</text:p>
              </table:table-cell>
              <table:table-cell office:value-type="float" office:value="376.28">
                <text:p>376.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3">
                <text:p>1.73</text:p>
              </table:table-cell>
              <table:table-cell office:value-type="float" office:value="377.2">
                <text:p>377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2">
                <text:p>1.82</text:p>
              </table:table-cell>
              <table:table-cell office:value-type="float" office:value="373.52">
                <text:p>373.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2">
                <text:p>1.92</text:p>
              </table:table-cell>
              <table:table-cell office:value-type="float" office:value="379.04">
                <text:p>379.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1">
                <text:p>2.01</text:p>
              </table:table-cell>
              <table:table-cell office:value-type="float" office:value="375.36">
                <text:p>375.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">
                <text:p>2.1</text:p>
              </table:table-cell>
              <table:table-cell office:value-type="float" office:value="378.12">
                <text:p>378.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">
                <text:p>2.2</text:p>
              </table:table-cell>
              <table:table-cell office:value-type="float" office:value="376.28">
                <text:p>376.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9">
                <text:p>2.29</text:p>
              </table:table-cell>
              <table:table-cell office:value-type="float" office:value="375.36">
                <text:p>375.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8">
                <text:p>2.38</text:p>
              </table:table-cell>
              <table:table-cell office:value-type="float" office:value="379.96">
                <text:p>379.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48">
                <text:p>2.48</text:p>
              </table:table-cell>
              <table:table-cell office:value-type="float" office:value="375.36">
                <text:p>375.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7">
                <text:p>2.57</text:p>
              </table:table-cell>
              <table:table-cell office:value-type="float" office:value="375.36">
                <text:p>375.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66">
                <text:p>2.66</text:p>
              </table:table-cell>
              <table:table-cell office:value-type="float" office:value="379.04">
                <text:p>379.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6">
                <text:p>2.76</text:p>
              </table:table-cell>
              <table:table-cell office:value-type="float" office:value="369.84">
                <text:p>369.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85">
                <text:p>2.85</text:p>
              </table:table-cell>
              <table:table-cell office:value-type="float" office:value="365.24">
                <text:p>365.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4">
                <text:p>2.94</text:p>
              </table:table-cell>
              <table:table-cell office:value-type="float" office:value="374.44">
                <text:p>374.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03">
                <text:p>3.03</text:p>
              </table:table-cell>
              <table:table-cell office:value-type="float" office:value="443.44">
                <text:p>443.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1">
                <text:p>3.41</text:p>
              </table:table-cell>
              <table:table-cell office:value-type="float" office:value="671.6">
                <text:p>671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5">
                <text:p>3.5</text:p>
              </table:table-cell>
              <table:table-cell office:value-type="float" office:value="724.04">
                <text:p>724.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59">
                <text:p>3.59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68">
                <text:p>3.68</text:p>
              </table:table-cell>
              <table:table-cell office:value-type="float" office:value="753.48">
                <text:p>753.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78">
                <text:p>3.78</text:p>
              </table:table-cell>
              <table:table-cell office:value-type="float" office:value="761.76">
                <text:p>761.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87">
                <text:p>3.87</text:p>
              </table:table-cell>
              <table:table-cell office:value-type="float" office:value="762.68">
                <text:p>762.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96">
                <text:p>3.96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06">
                <text:p>4.06</text:p>
              </table:table-cell>
              <table:table-cell office:value-type="float" office:value="758.08">
                <text:p>758.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15">
                <text:p>4.15</text:p>
              </table:table-cell>
              <table:table-cell office:value-type="float" office:value="752.56">
                <text:p>752.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24">
                <text:p>4.24</text:p>
              </table:table-cell>
              <table:table-cell office:value-type="float" office:value="744.28">
                <text:p>744.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34">
                <text:p>4.34</text:p>
              </table:table-cell>
              <table:table-cell office:value-type="float" office:value="736.92">
                <text:p>736.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43">
                <text:p>4.43</text:p>
              </table:table-cell>
              <table:table-cell office:value-type="float" office:value="724.04">
                <text:p>724.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53">
                <text:p>4.53</text:p>
              </table:table-cell>
              <table:table-cell office:value-type="float" office:value="720.36">
                <text:p>720.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62">
                <text:p>4.62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71">
                <text:p>4.71</text:p>
              </table:table-cell>
              <table:table-cell office:value-type="float" office:value="707.48">
                <text:p>707.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8">
                <text:p>4.8</text:p>
              </table:table-cell>
              <table:table-cell office:value-type="float" office:value="699.2">
                <text:p>699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9">
                <text:p>4.9</text:p>
              </table:table-cell>
              <table:table-cell office:value-type="float" office:value="700.12">
                <text:p>700.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99">
                <text:p>4.99</text:p>
              </table:table-cell>
              <table:table-cell office:value-type="float" office:value="702.88">
                <text:p>702.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08">
                <text:p>5.08</text:p>
              </table:table-cell>
              <table:table-cell office:value-type="float" office:value="724.04">
                <text:p>724.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18">
                <text:p>5.18</text:p>
              </table:table-cell>
              <table:table-cell office:value-type="float" office:value="735.08">
                <text:p>735.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27">
                <text:p>5.27</text:p>
              </table:table-cell>
              <table:table-cell office:value-type="float" office:value="742.44">
                <text:p>742.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36">
                <text:p>5.36</text:p>
              </table:table-cell>
              <table:table-cell office:value-type="float" office:value="751.64">
                <text:p>751.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46">
                <text:p>5.46</text:p>
              </table:table-cell>
              <table:table-cell office:value-type="float" office:value="755.32">
                <text:p>755.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55">
                <text:p>5.55</text:p>
              </table:table-cell>
              <table:table-cell office:value-type="float" office:value="764.52">
                <text:p>764.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64">
                <text:p>5.64</text:p>
              </table:table-cell>
              <table:table-cell office:value-type="float" office:value="755.32">
                <text:p>755.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74">
                <text:p>5.74</text:p>
              </table:table-cell>
              <table:table-cell office:value-type="float" office:value="745.2">
                <text:p>745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83">
                <text:p>5.83</text:p>
              </table:table-cell>
              <table:table-cell office:value-type="float" office:value="666.08">
                <text:p>666.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92">
                <text:p>5.92</text:p>
              </table:table-cell>
              <table:table-cell office:value-type="float" office:value="631.12">
                <text:p>631.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02">
                <text:p>6.02</text:p>
              </table:table-cell>
              <table:table-cell office:value-type="float" office:value="531.76">
                <text:p>531.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11">
                <text:p>6.11</text:p>
              </table:table-cell>
              <table:table-cell office:value-type="float" office:value="469.2">
                <text:p>469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2">
                <text:p>6.2</text:p>
              </table:table-cell>
              <table:table-cell office:value-type="float" office:value="415.84">
                <text:p>415.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39">
                <text:p>6.39</text:p>
              </table:table-cell>
              <table:table-cell office:value-type="float" office:value="230.92">
                <text:p>230.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48">
                <text:p>6.48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57">
                <text:p>6.57</text:p>
              </table:table-cell>
              <table:table-cell office:value-type="float" office:value="30.36">
                <text:p>30.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67">
                <text:p>6.67</text:p>
              </table:table-cell>
              <table:table-cell office:value-type="float" office:value="-18.4">
                <text:p>-18.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76">
                <text:p>6.76</text:p>
              </table:table-cell>
              <table:table-cell office:value-type="float" office:value="-85.56">
                <text:p>-85.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85">
                <text:p>6.85</text:p>
              </table:table-cell>
              <table:table-cell office:value-type="float" office:value="-107.64">
                <text:p>-107.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95">
                <text:p>6.95</text:p>
              </table:table-cell>
              <table:table-cell office:value-type="float" office:value="-136.16">
                <text:p>-136.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04">
                <text:p>7.04</text:p>
              </table:table-cell>
              <table:table-cell office:value-type="float" office:value="-142.6">
                <text:p>-142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13">
                <text:p>7.13</text:p>
              </table:table-cell>
              <table:table-cell office:value-type="float" office:value="-133.4">
                <text:p>-133.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23">
                <text:p>7.23</text:p>
              </table:table-cell>
              <table:table-cell office:value-type="float" office:value="-124.2">
                <text:p>-124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32">
                <text:p>7.32</text:p>
              </table:table-cell>
              <table:table-cell office:value-type="float" office:value="-119.6">
                <text:p>-119.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41">
                <text:p>7.41</text:p>
              </table:table-cell>
              <table:table-cell office:value-type="float" office:value="-113.16">
                <text:p>-113.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51">
                <text:p>7.51</text:p>
              </table:table-cell>
              <table:table-cell office:value-type="float" office:value="-109.48">
                <text:p>-109.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6">
                <text:p>7.6</text:p>
              </table:table-cell>
              <table:table-cell office:value-type="float" office:value="-122.36">
                <text:p>-122.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9">
                <text:p>7.69</text:p>
              </table:table-cell>
              <table:table-cell office:value-type="float" office:value="-121.44">
                <text:p>-121.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8">
                <text:p>7.78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8">
                <text:p>7.88</text:p>
              </table:table-cell>
              <table:table-cell office:value-type="float" office:value="-71.76">
                <text:p>-71.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7">
                <text:p>7.97</text:p>
              </table:table-cell>
              <table:table-cell office:value-type="float" office:value="-47.84">
                <text:p>-47.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06">
                <text:p>8.06</text:p>
              </table:table-cell>
              <table:table-cell office:value-type="float" office:value="33.12">
                <text:p>33.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6">
                <text:p>8.16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5">
                <text:p>8.25</text:p>
              </table:table-cell>
              <table:table-cell office:value-type="float" office:value="122.36">
                <text:p>122.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4">
                <text:p>8.34</text:p>
              </table:table-cell>
              <table:table-cell office:value-type="float" office:value="185.84">
                <text:p>185.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4">
                <text:p>8.44</text:p>
              </table:table-cell>
              <table:table-cell office:value-type="float" office:value="223.56">
                <text:p>223.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3">
                <text:p>8.53</text:p>
              </table:table-cell>
              <table:table-cell office:value-type="float" office:value="275.08">
                <text:p>275.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2">
                <text:p>8.62</text:p>
              </table:table-cell>
              <table:table-cell office:value-type="float" office:value="300.84">
                <text:p>300.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2">
                <text:p>8.72</text:p>
              </table:table-cell>
              <table:table-cell office:value-type="float" office:value="318.32">
                <text:p>318.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1">
                <text:p>8.81</text:p>
              </table:table-cell>
              <table:table-cell office:value-type="float" office:value="321.08">
                <text:p>321.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321.08">
                <text:p>321.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99">
                <text:p>8.99</text:p>
              </table:table-cell>
              <table:table-cell office:value-type="float" office:value="320.16">
                <text:p>320.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09">
                <text:p>9.09</text:p>
              </table:table-cell>
              <table:table-cell office:value-type="float" office:value="323.84">
                <text:p>323.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18">
                <text:p>9.18</text:p>
              </table:table-cell>
              <table:table-cell office:value-type="float" office:value="323.84">
                <text:p>323.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27">
                <text:p>9.27</text:p>
              </table:table-cell>
              <table:table-cell office:value-type="float" office:value="333.04">
                <text:p>333.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36">
                <text:p>9.36</text:p>
              </table:table-cell>
              <table:table-cell office:value-type="float" office:value="335.8">
                <text:p>335.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46">
                <text:p>9.46</text:p>
              </table:table-cell>
              <table:table-cell office:value-type="float" office:value="344.08">
                <text:p>344.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55">
                <text:p>9.5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64">
                <text:p>9.6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Bias Change(I guess?)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c5000b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17cm" svg:height="10.785cm" xlink:href=".." xlink:type="simple" chart:class="chart:scatter" chart:style-name="ch1">
        <chart:title svg:x="7.774cm" svg:y="0.351cm" chart:style-name="ch2">
          <text:p>Magnetometer 2</text:p>
        </chart:title>
        <chart:legend svg:x="3.002cm" svg:y="0.369cm" style:legend-expansion="custom" chartooo:width="2.404cm" chartooo:height="0.715cm" style:legend-expansion-aspect-ratio="3.36223776223776" chart:style-name="ch3"/>
        <chart:plot-area chart:style-name="ch4" table:cell-range-address="Sheet1.A1:Sheet1.A1000 Sheet1.C1:Sheet1.C1000" chart:data-source-has-labels="row" svg:x="0.378cm" svg:y="1.345cm" svg:width="18.161cm" svg:height="9.225cm">
          <chartooo:coordinate-region svg:x="1.185cm" svg:y="1.544cm" svg:width="17.167cm" svg:height="8.37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C1:Sheet1.C1000" loext:label-string="y.axis" chart:class="chart:scatter">
            <chart:domain table:cell-range-address="Sheet1.A1:Sheet1.A1000"/>
            <chart:regression-curve chart:style-name="ch8"/>
            <chart:regression-curve chart:style-name="ch9">
              <chart:equation chart:display-equation="true" chart:display-r-square="false" svg:x="11.581cm" svg:y="0.801cm"/>
            </chart:regression-curve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.axi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">
                <text:p>0.43</text:p>
                <draw:g>
                  <svg:desc>Sheet1.A1:Sheet1.A1000</svg:desc>
                </draw:g>
              </table:table-cell>
              <table:table-cell office:value-type="float" office:value="136.16">
                <text:p>136.16</text:p>
                <draw:g>
                  <svg:desc>Sheet1.C1:Sheet1.C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">
                <text:p>0.52</text:p>
              </table:table-cell>
              <table:table-cell office:value-type="float" office:value="137.08">
                <text:p>137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1">
                <text:p>0.61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1">
                <text:p>0.71</text:p>
              </table:table-cell>
              <table:table-cell office:value-type="float" office:value="137.08">
                <text:p>137.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134.32">
                <text:p>134.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">
                <text:p>0.89</text:p>
              </table:table-cell>
              <table:table-cell office:value-type="float" office:value="137.08">
                <text:p>137.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">
                <text:p>0.98</text:p>
              </table:table-cell>
              <table:table-cell office:value-type="float" office:value="135.24">
                <text:p>135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8">
                <text:p>1.08</text:p>
              </table:table-cell>
              <table:table-cell office:value-type="float" office:value="135.24">
                <text:p>135.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7">
                <text:p>1.17</text:p>
              </table:table-cell>
              <table:table-cell office:value-type="float" office:value="135.24">
                <text:p>135.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6">
                <text:p>1.26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6">
                <text:p>1.36</text:p>
              </table:table-cell>
              <table:table-cell office:value-type="float" office:value="137.08">
                <text:p>137.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5">
                <text:p>1.45</text:p>
              </table:table-cell>
              <table:table-cell office:value-type="float" office:value="140.76">
                <text:p>140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4">
                <text:p>1.5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4">
                <text:p>1.64</text:p>
              </table:table-cell>
              <table:table-cell office:value-type="float" office:value="136.16">
                <text:p>136.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3">
                <text:p>1.73</text:p>
              </table:table-cell>
              <table:table-cell office:value-type="float" office:value="135.24">
                <text:p>135.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2">
                <text:p>1.82</text:p>
              </table:table-cell>
              <table:table-cell office:value-type="float" office:value="134.32">
                <text:p>134.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2">
                <text:p>1.92</text:p>
              </table:table-cell>
              <table:table-cell office:value-type="float" office:value="135.24">
                <text:p>135.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1">
                <text:p>2.01</text:p>
              </table:table-cell>
              <table:table-cell office:value-type="float" office:value="134.32">
                <text:p>134.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">
                <text:p>2.1</text:p>
              </table:table-cell>
              <table:table-cell office:value-type="float" office:value="135.24">
                <text:p>135.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">
                <text:p>2.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9">
                <text:p>2.29</text:p>
              </table:table-cell>
              <table:table-cell office:value-type="float" office:value="137.08">
                <text:p>137.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8">
                <text:p>2.38</text:p>
              </table:table-cell>
              <table:table-cell office:value-type="float" office:value="141.68">
                <text:p>141.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48">
                <text:p>2.48</text:p>
              </table:table-cell>
              <table:table-cell office:value-type="float" office:value="140.76">
                <text:p>140.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7">
                <text:p>2.57</text:p>
              </table:table-cell>
              <table:table-cell office:value-type="float" office:value="138.92">
                <text:p>138.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66">
                <text:p>2.66</text:p>
              </table:table-cell>
              <table:table-cell office:value-type="float" office:value="138.92">
                <text:p>138.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6">
                <text:p>2.76</text:p>
              </table:table-cell>
              <table:table-cell office:value-type="float" office:value="140.76">
                <text:p>140.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85">
                <text:p>2.85</text:p>
              </table:table-cell>
              <table:table-cell office:value-type="float" office:value="146.28">
                <text:p>146.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4">
                <text:p>2.94</text:p>
              </table:table-cell>
              <table:table-cell office:value-type="float" office:value="147.2">
                <text:p>147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03">
                <text:p>3.03</text:p>
              </table:table-cell>
              <table:table-cell office:value-type="float" office:value="144.44">
                <text:p>144.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1">
                <text:p>3.41</text:p>
              </table:table-cell>
              <table:table-cell office:value-type="float" office:value="157.32">
                <text:p>157.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5">
                <text:p>3.5</text:p>
              </table:table-cell>
              <table:table-cell office:value-type="float" office:value="157.32">
                <text:p>157.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59">
                <text:p>3.59</text:p>
              </table:table-cell>
              <table:table-cell office:value-type="float" office:value="157.32">
                <text:p>157.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68">
                <text:p>3.6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78">
                <text:p>3.78</text:p>
              </table:table-cell>
              <table:table-cell office:value-type="float" office:value="171.12">
                <text:p>171.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87">
                <text:p>3.87</text:p>
              </table:table-cell>
              <table:table-cell office:value-type="float" office:value="176.64">
                <text:p>176.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96">
                <text:p>3.96</text:p>
              </table:table-cell>
              <table:table-cell office:value-type="float" office:value="190.44">
                <text:p>190.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06">
                <text:p>4.06</text:p>
              </table:table-cell>
              <table:table-cell office:value-type="float" office:value="187.68">
                <text:p>187.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15">
                <text:p>4.15</text:p>
              </table:table-cell>
              <table:table-cell office:value-type="float" office:value="186.76">
                <text:p>186.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24">
                <text:p>4.24</text:p>
              </table:table-cell>
              <table:table-cell office:value-type="float" office:value="189.52">
                <text:p>189.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34">
                <text:p>4.34</text:p>
              </table:table-cell>
              <table:table-cell office:value-type="float" office:value="187.68">
                <text:p>187.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43">
                <text:p>4.43</text:p>
              </table:table-cell>
              <table:table-cell office:value-type="float" office:value="195.96">
                <text:p>195.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53">
                <text:p>4.53</text:p>
              </table:table-cell>
              <table:table-cell office:value-type="float" office:value="190.44">
                <text:p>190.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62">
                <text:p>4.62</text:p>
              </table:table-cell>
              <table:table-cell office:value-type="float" office:value="195.04">
                <text:p>195.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71">
                <text:p>4.71</text:p>
              </table:table-cell>
              <table:table-cell office:value-type="float" office:value="197.8">
                <text:p>197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8">
                <text:p>4.8</text:p>
              </table:table-cell>
              <table:table-cell office:value-type="float" office:value="202.4">
                <text:p>202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9">
                <text:p>4.9</text:p>
              </table:table-cell>
              <table:table-cell office:value-type="float" office:value="205.16">
                <text:p>205.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99">
                <text:p>4.99</text:p>
              </table:table-cell>
              <table:table-cell office:value-type="float" office:value="201.48">
                <text:p>201.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08">
                <text:p>5.08</text:p>
              </table:table-cell>
              <table:table-cell office:value-type="float" office:value="194.12">
                <text:p>194.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18">
                <text:p>5.18</text:p>
              </table:table-cell>
              <table:table-cell office:value-type="float" office:value="190.44">
                <text:p>190.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27">
                <text:p>5.27</text:p>
              </table:table-cell>
              <table:table-cell office:value-type="float" office:value="192.28">
                <text:p>192.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36">
                <text:p>5.36</text:p>
              </table:table-cell>
              <table:table-cell office:value-type="float" office:value="195.96">
                <text:p>195.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46">
                <text:p>5.46</text:p>
              </table:table-cell>
              <table:table-cell office:value-type="float" office:value="197.8">
                <text:p>197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55">
                <text:p>5.55</text:p>
              </table:table-cell>
              <table:table-cell office:value-type="float" office:value="173.88">
                <text:p>173.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64">
                <text:p>5.64</text:p>
              </table:table-cell>
              <table:table-cell office:value-type="float" office:value="165.6">
                <text:p>165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74">
                <text:p>5.74</text:p>
              </table:table-cell>
              <table:table-cell office:value-type="float" office:value="148.12">
                <text:p>148.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83">
                <text:p>5.83</text:p>
              </table:table-cell>
              <table:table-cell office:value-type="float" office:value="135.24">
                <text:p>135.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92">
                <text:p>5.92</text:p>
              </table:table-cell>
              <table:table-cell office:value-type="float" office:value="127.88">
                <text:p>127.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02">
                <text:p>6.02</text:p>
              </table:table-cell>
              <table:table-cell office:value-type="float" office:value="123.28">
                <text:p>123.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11">
                <text:p>6.11</text:p>
              </table:table-cell>
              <table:table-cell office:value-type="float" office:value="127.88">
                <text:p>127.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2">
                <text:p>6.2</text:p>
              </table:table-cell>
              <table:table-cell office:value-type="float" office:value="115.92">
                <text:p>115.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39">
                <text:p>6.3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48">
                <text:p>6.48</text:p>
              </table:table-cell>
              <table:table-cell office:value-type="float" office:value="146.28">
                <text:p>146.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57">
                <text:p>6.57</text:p>
              </table:table-cell>
              <table:table-cell office:value-type="float" office:value="163.76">
                <text:p>163.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67">
                <text:p>6.67</text:p>
              </table:table-cell>
              <table:table-cell office:value-type="float" office:value="182.16">
                <text:p>182.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76">
                <text:p>6.76</text:p>
              </table:table-cell>
              <table:table-cell office:value-type="float" office:value="204.24">
                <text:p>204.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85">
                <text:p>6.85</text:p>
              </table:table-cell>
              <table:table-cell office:value-type="float" office:value="208.84">
                <text:p>208.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95">
                <text:p>6.95</text:p>
              </table:table-cell>
              <table:table-cell office:value-type="float" office:value="225.4">
                <text:p>225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04">
                <text:p>7.04</text:p>
              </table:table-cell>
              <table:table-cell office:value-type="float" office:value="241.96">
                <text:p>241.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13">
                <text:p>7.13</text:p>
              </table:table-cell>
              <table:table-cell office:value-type="float" office:value="270.48">
                <text:p>270.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23">
                <text:p>7.23</text:p>
              </table:table-cell>
              <table:table-cell office:value-type="float" office:value="285.2">
                <text:p>285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32">
                <text:p>7.32</text:p>
              </table:table-cell>
              <table:table-cell office:value-type="float" office:value="297.16">
                <text:p>297.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41">
                <text:p>7.41</text:p>
              </table:table-cell>
              <table:table-cell office:value-type="float" office:value="310.04">
                <text:p>310.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51">
                <text:p>7.51</text:p>
              </table:table-cell>
              <table:table-cell office:value-type="float" office:value="312.8">
                <text:p>312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6">
                <text:p>7.6</text:p>
              </table:table-cell>
              <table:table-cell office:value-type="float" office:value="299.92">
                <text:p>299.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9">
                <text:p>7.69</text:p>
              </table:table-cell>
              <table:table-cell office:value-type="float" office:value="287.04">
                <text:p>287.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8">
                <text:p>7.78</text:p>
              </table:table-cell>
              <table:table-cell office:value-type="float" office:value="278.76">
                <text:p>278.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8">
                <text:p>7.88</text:p>
              </table:table-cell>
              <table:table-cell office:value-type="float" office:value="259.44">
                <text:p>259.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7">
                <text:p>7.97</text:p>
              </table:table-cell>
              <table:table-cell office:value-type="float" office:value="245.64">
                <text:p>245.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06">
                <text:p>8.06</text:p>
              </table:table-cell>
              <table:table-cell office:value-type="float" office:value="231.84">
                <text:p>231.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6">
                <text:p>8.16</text:p>
              </table:table-cell>
              <table:table-cell office:value-type="float" office:value="228.16">
                <text:p>228.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5">
                <text:p>8.25</text:p>
              </table:table-cell>
              <table:table-cell office:value-type="float" office:value="229.08">
                <text:p>229.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4">
                <text:p>8.34</text:p>
              </table:table-cell>
              <table:table-cell office:value-type="float" office:value="218.04">
                <text:p>218.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4">
                <text:p>8.44</text:p>
              </table:table-cell>
              <table:table-cell office:value-type="float" office:value="212.52">
                <text:p>212.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3">
                <text:p>8.53</text:p>
              </table:table-cell>
              <table:table-cell office:value-type="float" office:value="205.16">
                <text:p>205.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2">
                <text:p>8.62</text:p>
              </table:table-cell>
              <table:table-cell office:value-type="float" office:value="200.56">
                <text:p>200.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2">
                <text:p>8.72</text:p>
              </table:table-cell>
              <table:table-cell office:value-type="float" office:value="200.56">
                <text:p>200.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1">
                <text:p>8.81</text:p>
              </table:table-cell>
              <table:table-cell office:value-type="float" office:value="206.08">
                <text:p>206.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205.16">
                <text:p>205.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99">
                <text:p>8.99</text:p>
              </table:table-cell>
              <table:table-cell office:value-type="float" office:value="214.36">
                <text:p>214.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09">
                <text:p>9.09</text:p>
              </table:table-cell>
              <table:table-cell office:value-type="float" office:value="211.6">
                <text:p>211.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18">
                <text:p>9.18</text:p>
              </table:table-cell>
              <table:table-cell office:value-type="float" office:value="212.52">
                <text:p>212.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27">
                <text:p>9.27</text:p>
              </table:table-cell>
              <table:table-cell office:value-type="float" office:value="208.84">
                <text:p>208.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36">
                <text:p>9.36</text:p>
              </table:table-cell>
              <table:table-cell office:value-type="float" office:value="206.08">
                <text:p>206.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46">
                <text:p>9.46</text:p>
              </table:table-cell>
              <table:table-cell office:value-type="float" office:value="204.24">
                <text:p>204.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55">
                <text:p>9.55</text:p>
              </table:table-cell>
              <table:table-cell office:value-type="float" office:value="205.16">
                <text:p>205.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64">
                <text:p>9.64</text:p>
              </table:table-cell>
              <table:table-cell office:value-type="float" office:value="206.08">
                <text:p>206.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c5000b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256cm" svg:height="8.71cm" xlink:href=".." xlink:type="simple" chart:class="chart:scatter" chart:style-name="ch1">
        <chart:title svg:x="7.444cm" svg:y="0.31cm" chart:style-name="ch2">
          <text:p>Magnetometer 3</text:p>
        </chart:title>
        <chart:legend svg:x="15.289cm" svg:y="0cm" style:legend-expansion="custom" chartooo:width="2.35cm" chartooo:height="0.578cm" style:legend-expansion-aspect-ratio="4.06574394463668" chart:style-name="ch3"/>
        <chart:plot-area chart:style-name="ch4" table:cell-range-address="Sheet1.A1:Sheet1.A1000 Sheet1.D1:Sheet1.D1000" chart:data-source-has-labels="row" svg:x="0.365cm" svg:y="1.263cm" svg:width="17.526cm" svg:height="7.273cm">
          <chartooo:coordinate-region svg:x="1.277cm" svg:y="1.462cm" svg:width="16.427cm" svg:height="6.87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D1:Sheet1.D1000" loext:label-string="z.axis" chart:class="chart:scatter">
            <chart:domain table:cell-range-address="Sheet1.A1:Sheet1.A1000"/>
            <chart:regression-curve chart:style-name="ch8">
              <chart:equation chart:display-equation="true" chart:display-r-square="false" svg:x="9.733cm" svg:y="0.883cm"/>
            </chart:regression-curve>
            <chart:data-point chart:repeated="203"/>
            <chart:data-point chart:style-name="ch9"/>
            <chart:data-point chart:repeated="79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.axi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">
                <text:p>0.43</text:p>
                <draw:g>
                  <svg:desc>Sheet1.A1:Sheet1.A1000</svg:desc>
                </draw:g>
              </table:table-cell>
              <table:table-cell office:value-type="float" office:value="-833.52">
                <text:p>-833.52</text:p>
                <draw:g>
                  <svg:desc>Sheet1.D1:Sheet1.D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">
                <text:p>0.52</text:p>
              </table:table-cell>
              <table:table-cell office:value-type="float" office:value="-833.52">
                <text:p>-833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1">
                <text:p>0.61</text:p>
              </table:table-cell>
              <table:table-cell office:value-type="float" office:value="-834.44">
                <text:p>-834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1">
                <text:p>0.71</text:p>
              </table:table-cell>
              <table:table-cell office:value-type="float" office:value="-833.52">
                <text:p>-833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-836.28">
                <text:p>-836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">
                <text:p>0.89</text:p>
              </table:table-cell>
              <table:table-cell office:value-type="float" office:value="-834.44">
                <text:p>-834.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">
                <text:p>0.98</text:p>
              </table:table-cell>
              <table:table-cell office:value-type="float" office:value="-837.2">
                <text:p>-837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8">
                <text:p>1.08</text:p>
              </table:table-cell>
              <table:table-cell office:value-type="float" office:value="-838.12">
                <text:p>-838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7">
                <text:p>1.17</text:p>
              </table:table-cell>
              <table:table-cell office:value-type="float" office:value="-837.2">
                <text:p>-837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6">
                <text:p>1.26</text:p>
              </table:table-cell>
              <table:table-cell office:value-type="float" office:value="-831.68">
                <text:p>-831.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6">
                <text:p>1.36</text:p>
              </table:table-cell>
              <table:table-cell office:value-type="float" office:value="-837.2">
                <text:p>-837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5">
                <text:p>1.45</text:p>
              </table:table-cell>
              <table:table-cell office:value-type="float" office:value="-835.36">
                <text:p>-835.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4">
                <text:p>1.54</text:p>
              </table:table-cell>
              <table:table-cell office:value-type="float" office:value="-833.52">
                <text:p>-833.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4">
                <text:p>1.64</text:p>
              </table:table-cell>
              <table:table-cell office:value-type="float" office:value="-835.36">
                <text:p>-835.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3">
                <text:p>1.73</text:p>
              </table:table-cell>
              <table:table-cell office:value-type="float" office:value="-834.44">
                <text:p>-834.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2">
                <text:p>1.82</text:p>
              </table:table-cell>
              <table:table-cell office:value-type="float" office:value="-834.44">
                <text:p>-834.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2">
                <text:p>1.92</text:p>
              </table:table-cell>
              <table:table-cell office:value-type="float" office:value="-833.52">
                <text:p>-833.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1">
                <text:p>2.01</text:p>
              </table:table-cell>
              <table:table-cell office:value-type="float" office:value="-836.28">
                <text:p>-836.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">
                <text:p>2.1</text:p>
              </table:table-cell>
              <table:table-cell office:value-type="float" office:value="-833.52">
                <text:p>-833.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">
                <text:p>2.2</text:p>
              </table:table-cell>
              <table:table-cell office:value-type="float" office:value="-834.44">
                <text:p>-834.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9">
                <text:p>2.29</text:p>
              </table:table-cell>
              <table:table-cell office:value-type="float" office:value="-833.52">
                <text:p>-833.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8">
                <text:p>2.38</text:p>
              </table:table-cell>
              <table:table-cell office:value-type="float" office:value="-832.6">
                <text:p>-832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48">
                <text:p>2.48</text:p>
              </table:table-cell>
              <table:table-cell office:value-type="float" office:value="-834.44">
                <text:p>-834.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7">
                <text:p>2.57</text:p>
              </table:table-cell>
              <table:table-cell office:value-type="float" office:value="-836.28">
                <text:p>-836.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66">
                <text:p>2.66</text:p>
              </table:table-cell>
              <table:table-cell office:value-type="float" office:value="-836.28">
                <text:p>-836.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6">
                <text:p>2.76</text:p>
              </table:table-cell>
              <table:table-cell office:value-type="float" office:value="-832.6">
                <text:p>-832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85">
                <text:p>2.85</text:p>
              </table:table-cell>
              <table:table-cell office:value-type="float" office:value="-829.84">
                <text:p>-829.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4">
                <text:p>2.94</text:p>
              </table:table-cell>
              <table:table-cell office:value-type="float" office:value="-828.92">
                <text:p>-828.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03">
                <text:p>3.03</text:p>
              </table:table-cell>
              <table:table-cell office:value-type="float" office:value="-821.56">
                <text:p>-821.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1">
                <text:p>3.41</text:p>
              </table:table-cell>
              <table:table-cell office:value-type="float" office:value="-680.8">
                <text:p>-680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5">
                <text:p>3.5</text:p>
              </table:table-cell>
              <table:table-cell office:value-type="float" office:value="-604.44">
                <text:p>-604.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59">
                <text:p>3.59</text:p>
              </table:table-cell>
              <table:table-cell office:value-type="float" office:value="-581.44">
                <text:p>-581.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68">
                <text:p>3.68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78">
                <text:p>3.78</text:p>
              </table:table-cell>
              <table:table-cell office:value-type="float" office:value="-499.56">
                <text:p>-499.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87">
                <text:p>3.87</text:p>
              </table:table-cell>
              <table:table-cell office:value-type="float" office:value="-469.2">
                <text:p>-469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96">
                <text:p>3.96</text:p>
              </table:table-cell>
              <table:table-cell office:value-type="float" office:value="-419.52">
                <text:p>-419.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06">
                <text:p>4.06</text:p>
              </table:table-cell>
              <table:table-cell office:value-type="float" office:value="-387.32">
                <text:p>-387.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15">
                <text:p>4.15</text:p>
              </table:table-cell>
              <table:table-cell office:value-type="float" office:value="-335.8">
                <text:p>-335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24">
                <text:p>4.24</text:p>
              </table:table-cell>
              <table:table-cell office:value-type="float" office:value="-322">
                <text:p>-3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34">
                <text:p>4.34</text:p>
              </table:table-cell>
              <table:table-cell office:value-type="float" office:value="-303.6">
                <text:p>-303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43">
                <text:p>4.43</text:p>
              </table:table-cell>
              <table:table-cell office:value-type="float" office:value="-273.24">
                <text:p>-273.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53">
                <text:p>4.53</text:p>
              </table:table-cell>
              <table:table-cell office:value-type="float" office:value="-261.28">
                <text:p>-261.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62">
                <text:p>4.62</text:p>
              </table:table-cell>
              <table:table-cell office:value-type="float" office:value="-245.64">
                <text:p>-245.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71">
                <text:p>4.71</text:p>
              </table:table-cell>
              <table:table-cell office:value-type="float" office:value="-246.56">
                <text:p>-246.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8">
                <text:p>4.8</text:p>
              </table:table-cell>
              <table:table-cell office:value-type="float" office:value="-241.04">
                <text:p>-241.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9">
                <text:p>4.9</text:p>
              </table:table-cell>
              <table:table-cell office:value-type="float" office:value="-237.36">
                <text:p>-237.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99">
                <text:p>4.99</text:p>
              </table:table-cell>
              <table:table-cell office:value-type="float" office:value="-240.12">
                <text:p>-240.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08">
                <text:p>5.08</text:p>
              </table:table-cell>
              <table:table-cell office:value-type="float" office:value="-272.32">
                <text:p>-272.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18">
                <text:p>5.18</text:p>
              </table:table-cell>
              <table:table-cell office:value-type="float" office:value="-287.04">
                <text:p>-287.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27">
                <text:p>5.27</text:p>
              </table:table-cell>
              <table:table-cell office:value-type="float" office:value="-310.04">
                <text:p>-310.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36">
                <text:p>5.36</text:p>
              </table:table-cell>
              <table:table-cell office:value-type="float" office:value="-359.72">
                <text:p>-359.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46">
                <text:p>5.46</text:p>
              </table:table-cell>
              <table:table-cell office:value-type="float" office:value="-406.64">
                <text:p>-406.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55">
                <text:p>5.55</text:p>
              </table:table-cell>
              <table:table-cell office:value-type="float" office:value="-462.76">
                <text:p>-462.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64">
                <text:p>5.64</text:p>
              </table:table-cell>
              <table:table-cell office:value-type="float" office:value="-528.08">
                <text:p>-528.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74">
                <text:p>5.74</text:p>
              </table:table-cell>
              <table:table-cell office:value-type="float" office:value="-569.48">
                <text:p>-569.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83">
                <text:p>5.83</text:p>
              </table:table-cell>
              <table:table-cell office:value-type="float" office:value="-694.6">
                <text:p>-694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92">
                <text:p>5.92</text:p>
              </table:table-cell>
              <table:table-cell office:value-type="float" office:value="-728.64">
                <text:p>-728.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02">
                <text:p>6.02</text:p>
              </table:table-cell>
              <table:table-cell office:value-type="float" office:value="-793.96">
                <text:p>-793.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11">
                <text:p>6.11</text:p>
              </table:table-cell>
              <table:table-cell office:value-type="float" office:value="-817.88">
                <text:p>-817.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2">
                <text:p>6.2</text:p>
              </table:table-cell>
              <table:table-cell office:value-type="float" office:value="-829.84">
                <text:p>-829.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39">
                <text:p>6.39</text:p>
              </table:table-cell>
              <table:table-cell office:value-type="float" office:value="-839.04">
                <text:p>-839.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48">
                <text:p>6.48</text:p>
              </table:table-cell>
              <table:table-cell office:value-type="float" office:value="-793.04">
                <text:p>-793.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57">
                <text:p>6.57</text:p>
              </table:table-cell>
              <table:table-cell office:value-type="float" office:value="-758.08">
                <text:p>-758.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67">
                <text:p>6.67</text:p>
              </table:table-cell>
              <table:table-cell office:value-type="float" office:value="-718.52">
                <text:p>-718.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76">
                <text:p>6.76</text:p>
              </table:table-cell>
              <table:table-cell office:value-type="float" office:value="-644.92">
                <text:p>-644.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85">
                <text:p>6.85</text:p>
              </table:table-cell>
              <table:table-cell office:value-type="float" office:value="-611.8">
                <text:p>-611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95">
                <text:p>6.95</text:p>
              </table:table-cell>
              <table:table-cell office:value-type="float" office:value="-547.4">
                <text:p>-547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04">
                <text:p>7.04</text:p>
              </table:table-cell>
              <table:table-cell office:value-type="float" office:value="-516.12">
                <text:p>-516.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13">
                <text:p>7.13</text:p>
              </table:table-cell>
              <table:table-cell office:value-type="float" office:value="-487.6">
                <text:p>-487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23">
                <text:p>7.23</text:p>
              </table:table-cell>
              <table:table-cell office:value-type="float" office:value="-464.6">
                <text:p>-464.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32">
                <text:p>7.32</text:p>
              </table:table-cell>
              <table:table-cell office:value-type="float" office:value="-446.2">
                <text:p>-446.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41">
                <text:p>7.41</text:p>
              </table:table-cell>
              <table:table-cell office:value-type="float" office:value="-424.12">
                <text:p>-424.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51">
                <text:p>7.51</text:p>
              </table:table-cell>
              <table:table-cell office:value-type="float" office:value="-419.52">
                <text:p>-419.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6">
                <text:p>7.6</text:p>
              </table:table-cell>
              <table:table-cell office:value-type="float" office:value="-436.08">
                <text:p>-436.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9">
                <text:p>7.69</text:p>
              </table:table-cell>
              <table:table-cell office:value-type="float" office:value="-472.88">
                <text:p>-472.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8">
                <text:p>7.78</text:p>
              </table:table-cell>
              <table:table-cell office:value-type="float" office:value="-515.2">
                <text:p>-515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8">
                <text:p>7.88</text:p>
              </table:table-cell>
              <table:table-cell office:value-type="float" office:value="-612.72">
                <text:p>-612.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7">
                <text:p>7.97</text:p>
              </table:table-cell>
              <table:table-cell office:value-type="float" office:value="-650.44">
                <text:p>-650.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06">
                <text:p>8.06</text:p>
              </table:table-cell>
              <table:table-cell office:value-type="float" office:value="-730.48">
                <text:p>-730.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6">
                <text:p>8.16</text:p>
              </table:table-cell>
              <table:table-cell office:value-type="float" office:value="-752.56">
                <text:p>-752.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5">
                <text:p>8.25</text:p>
              </table:table-cell>
              <table:table-cell office:value-type="float" office:value="-772.8">
                <text:p>-772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4">
                <text:p>8.34</text:p>
              </table:table-cell>
              <table:table-cell office:value-type="float" office:value="-793.96">
                <text:p>-793.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4">
                <text:p>8.44</text:p>
              </table:table-cell>
              <table:table-cell office:value-type="float" office:value="-805.92">
                <text:p>-805.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3">
                <text:p>8.53</text:p>
              </table:table-cell>
              <table:table-cell office:value-type="float" office:value="-815.12">
                <text:p>-815.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2">
                <text:p>8.62</text:p>
              </table:table-cell>
              <table:table-cell office:value-type="float" office:value="-816.96">
                <text:p>-816.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2">
                <text:p>8.72</text:p>
              </table:table-cell>
              <table:table-cell office:value-type="float" office:value="-816.04">
                <text:p>-816.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1">
                <text:p>8.81</text:p>
              </table:table-cell>
              <table:table-cell office:value-type="float" office:value="-811.44">
                <text:p>-811.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-811.44">
                <text:p>-811.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99">
                <text:p>8.99</text:p>
              </table:table-cell>
              <table:table-cell office:value-type="float" office:value="-810.52">
                <text:p>-810.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09">
                <text:p>9.09</text:p>
              </table:table-cell>
              <table:table-cell office:value-type="float" office:value="-810.52">
                <text:p>-810.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18">
                <text:p>9.18</text:p>
              </table:table-cell>
              <table:table-cell office:value-type="float" office:value="-810.52">
                <text:p>-810.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27">
                <text:p>9.27</text:p>
              </table:table-cell>
              <table:table-cell office:value-type="float" office:value="-810.52">
                <text:p>-810.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36">
                <text:p>9.36</text:p>
              </table:table-cell>
              <table:table-cell office:value-type="float" office:value="-810.52">
                <text:p>-810.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46">
                <text:p>9.46</text:p>
              </table:table-cell>
              <table:table-cell office:value-type="float" office:value="-813.28">
                <text:p>-813.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55">
                <text:p>9.55</text:p>
              </table:table-cell>
              <table:table-cell office:value-type="float" office:value="-813.28">
                <text:p>-813.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64">
                <text:p>9.64</text:p>
              </table:table-cell>
              <table:table-cell office:value-type="float" office:value="-815.12">
                <text:p>-815.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